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7.009cm" fo:margin-left="0.014cm" fo:margin-right="-0.023cm" style:page-number="auto" table:align="margins" style:writing-mode="lr-tb"/>
    </style:style>
    <style:style style:name="Tabella1.A" style:family="table-column">
      <style:table-column-properties style:column-width="9.091cm" style:rel-column-width="5154*"/>
    </style:style>
    <style:style style:name="Tabella1.B" style:family="table-column">
      <style:table-column-properties style:column-width="7.918cm" style:rel-column-width="4489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7.191cm"/>
    </style:style>
    <style:style style:name="Tabella6.B" style:family="table-column">
      <style:table-column-properties style:column-width="1.891cm"/>
    </style:style>
    <style:style style:name="Tabella6.C" style:family="table-column">
      <style:table-column-properties style:column-width="7.823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8" style:family="paragraph" style:parent-style-name="Normale">
      <style:text-properties fo:font-size="10pt" style:font-size-asian="10pt" style:font-size-complex="10pt"/>
    </style:style>
    <style:style style:name="P9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line-height="100%" fo:text-align="end" style:justify-single-word="fals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5" style:family="paragraph" style:parent-style-name="Standard" style:master-page-name="Standard">
      <style:paragraph-properties fo:line-height="100%" fo:text-align="start" style:justify-single-word="false" style:page-number="auto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.176cm" fo:margin-bottom="0cm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27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font-size="10pt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20">RACCOMANDATA A.R.</text:p>
            <text:p text:style-name="P20"/>
          </table:table-cell>
        </table:table-row>
        <table:table-row table:style-name="Tabella1.1">
          <table:table-cell table:style-name="Tabella1.A1" office:value-type="string">
            <text:p text:style-name="P21">Protocollo n.</text:p>
          </table:table-cell>
          <table:table-cell table:style-name="Tabella1.A1" office:value-type="string">
            <text:p text:style-name="P21">Savona, ________________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Al Sig. [richiedenti.nominativo;block=tbs:row;]</text:p>
            <text:p text:style-name="P10">[richiedenti.indirizzo]</text:p>
            <text:p text:style-name="P10">[richiedenti.cap] [richiedenti.comune] ([richiedenti.prov])</text:p>
            <text:p text:style-name="P10">in qualità di [richiedenti.titolo]</text:p>
            <text:p text:style-name="P10">della [richiedenti.ragsoc]</text:p>
            <text:p text:style-name="P10">[richiedenti.sede]</text:p>
            <text:p text:style-name="P10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6.A1" office:value-type="string">
            <text:p text:style-name="P8">Allegati: //</text:p>
          </table:table-cell>
          <table:table-cell table:style-name="Tabella6.A1" office:value-type="string">
            <text:p text:style-name="P9">e p.c.</text:p>
          </table:table-cell>
          <table:table-cell table:style-name="Tabella6.A1" office:value-type="string">
            <text:p text:style-name="P10">[progettisti.nominativo;block=tbs:row;]</text:p>
            <text:p text:style-name="P10">[progettisti.indirizzo]</text:p>
            <text:p text:style-name="P5"><text:span text:style-name="Car._20_predefinito_20_paragrafo"><text:span text:style-name="T3">[progettisti.cap] [progettisti.comune] ([progettisti.prov])</text:span></text:span></text:p>
            <text:p text:style-name="P5"><text:span text:style-name="Car._20_predefinito_20_paragrafo"><text:span text:style-name="T3">[progettisti.pec]</text:span></text:span></text:p>
            <text:p text:style-name="P5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8"/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0">[esecutori.nominativo;block=tbs:row;]</text:p>
            <text:p text:style-name="P10">[esecutori.indirizzo]</text:p>
            <text:p text:style-name="P10">[esecutori.cap] [esecutori.comune] ([esecutori.prov])</text:p>
            <text:p text:style-name="P10">in qualità di [esecutori.titolo]</text:p>
            <text:p text:style-name="P10">della [esecutori.ragsoc]</text:p>
            <text:p text:style-name="P10">[esecutori.sede]</text:p>
            <text:p text:style-name="P10">[esecutori.capd] [esecutori.comuned] ([esecutori.provd])</text:p>
            <text:p text:style-name="P5"><text:span text:style-name="Car._20_predefinito_20_paragrafo"><text:span text:style-name="T3">[esecutori.pec]</text:span></text:span></text:p>
            <text:p text:style-name="P5"><text:span text:style-name="Car._20_predefinito_20_paragrafo"><text:span text:style-name="T4"/></text:span></text:p>
          </table:table-cell>
        </table:table-row>
      </table:table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Oggetto :</text:p>
          </table:table-cell>
          <table:table-cell table:style-name="Tabella3.A1" office:value-type="string">
            <text:p text:style-name="P22">[tipo_pratica] del [data_presentazione] prot. n. [protocollo] del [data_protocollo] relativa [oggetto] presso [ubicazione]. – </text:p>
            <text:p text:style-name="P22">D. Lgs. n. 81/08, art. 90 comma 10 - violazione degli adempimenti contributivi.</text:p>
            <text:p text:style-name="P22">Sospensione dei lavori.</text:p>
          </table:table-cell>
        </table:table-row>
      </table:table>
      <text:p text:style-name="P26"/>
      <text:p text:style-name="P2"><text:tab/><text:span text:style-name="T3">A seguito di verifica si informa che dal DURC, acquisito d'ufficio, risulta l'irregolarità degli adempimenti contributivi da parte della ditta operante presso il cantiere in oggetto citato.</text:span></text:p>
      <text:p text:style-name="P22"><text:tab/>Tale violazione comporta l'applicazione delle disposizioni previste all'art. 90 comma 10 del D. Lgs. n. 81/08 in base alle quali il titolo edilizio abilitativo non ha efficacia.</text:p>
      <text:p text:style-name="P22"><text:tab/><text:span text:style-name="T5">Pertanto, con la presente si ingiunge la sospensione dei lavori e si rileva che le opere già realizzate sono da considerarsi eseguite in assenza di titolo edilizio.</text:span></text:p>
      <text:p text:style-name="P22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4"/>
      <text:p text:style-name="P27"><text:soft-page-break/><text:span text:style-name="T6">Distinti saluti.</text:span></text:p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L’istruttore tecnico</text:p>
            <text:p text:style-name="P30">[istruttore_tecnico]</text:p>
            <text:p text:style-name="P30"/>
          </table:table-cell>
          <table:table-cell table:style-name="Tabella4.A1" office:value-type="string">
            <text:p text:style-name="P29"/>
          </table:table-cell>
        </table:table-row>
        <table:table-row table:style-name="Tabella4.1">
          <table:table-cell table:style-name="Tabella4.A1" office:value-type="string">
            <text:p text:style-name="P30">Il responsabile del Servizio Edilizia Privata</text:p>
            <text:p text:style-name="P30">Geom. Ivo Maffioli</text:p>
          </table:table-cell>
          <table:table-cell table:style-name="Tabella4.A1" office:value-type="string">
            <text:p text:style-name="P31"/>
            <text:p text:style-name="P30">Il Dirigente</text:p>
            <text:p text:style-name="P30">Arch. Giovanna Macario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line-height="100%"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182cm" fo:margin-right="0.002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1.88cm" svg:y="-0.03cm" svg:width="1.7cm" svg:height="2.9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3"/>
        <text:p text:style-name="MP3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4">Settore: </text:p>
            </table:table-cell>
            <table:table-cell table:style-name="Tabella2.B1" office:value-type="string">
              <text:p text:style-name="MP4">Pianificazione Territoriale</text:p>
            </table:table-cell>
            <table:table-cell table:style-name="Tabella2.B1" office:value-type="string">
              <text:p text:style-name="MP4">Dirigente:</text:p>
            </table:table-cell>
            <table:table-cell table:style-name="Tabella2.D1" office:value-type="string">
              <text:p text:style-name="MP4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4">Struttura responsabile:</text:p>
            </table:table-cell>
            <table:table-cell table:style-name="Tabella2.B2" office:value-type="string">
              <text:p text:style-name="MP4">Servizio Edilizia privata</text:p>
            </table:table-cell>
            <table:table-cell table:style-name="Tabella2.B2" office:value-type="string">
              <text:p text:style-name="MP4">Responsabile del <text:s/>procedimento:</text:p>
            </table:table-cell>
            <table:table-cell table:style-name="Tabella2.D2" office:value-type="string">
              <text:p text:style-name="MP4">Geom. Ivo Maffioli</text:p>
            </table:table-cell>
          </table:table-row>
          <table:table-row table:style-name="Tabella2.1">
            <table:table-cell table:style-name="Tabella2.A2" office:value-type="string">
              <text:p text:style-name="MP5"/>
            </table:table-cell>
            <table:table-cell table:style-name="Tabella2.B2" office:value-type="string">
              <text:p text:style-name="MP4">corso Italia 19 <text:s/>- <text:s text:c="2"/>17100 Savona</text:p>
            </table:table-cell>
            <table:table-cell table:style-name="Tabella2.B2" office:value-type="string">
              <text:p text:style-name="MP4">Istruttore tecnico:</text:p>
            </table:table-cell>
            <table:table-cell table:style-name="Tabella2.D2" office:value-type="string">
              <text:p text:style-name="MP6">[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4">tel.019-8310291/294/671/363/364</text:p>
              <text:p text:style-name="MP4">telefax 019-8310356</text:p>
            </table:table-cell>
            <table:table-cell table:style-name="Tabella2.B2" office:value-type="string">
              <text:p text:style-name="MP4">Ufficio per visione atti:</text:p>
              <text:p text:style-name="MP4">Orario:</text:p>
            </table:table-cell>
            <table:table-cell table:style-name="Tabella2.D2" office:value-type="string">
              <text:p text:style-name="MP4">Servizio Edilizia Privata </text:p>
              <text:p text:style-name="MP4">martedì e giovedì ore 10:00 - 12:30</text:p>
            </table:table-cell>
          </table:table-row>
          <table:table-row table:style-name="Tabella2.1">
            <table:table-cell table:style-name="Tabella2.A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B5" office:value-type="string">
              <text:p text:style-name="MP5"/>
            </table:table-cell>
            <table:table-cell table:style-name="Tabella2.D5" office:value-type="string">
              <text:p text:style-name="MP5"/>
            </table:table-cell>
          </table:table-row>
        </table:table>
        <text:p text:style-name="MP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41:01.184000000</meta:creation-date>
    <dc:date>2014-09-05T15:00:30.40</dc:date>
    <meta:print-date>2006-05-30T14:27:00</meta:print-date>
    <meta:editing-cycles>11</meta:editing-cycles>
    <meta:editing-duration>PT36M54S</meta:editing-duration>
    <meta:generator>OpenOffice/4.1.0$Win32 OpenOffice.org_project/410m18$Build-9764</meta:generator>
    <meta:document-statistic meta:table-count="5" meta:image-count="1" meta:object-count="0" meta:page-count="2" meta:paragraph-count="61" meta:word-count="286" meta:character-count="2454"/>
  </office:meta>
</office:document-meta>
</file>